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7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5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Epistle</text:span></text:p>
            <text:p text:style-name="P1"><text:span text:style-name="T2">“</text:span><text:span text:style-name="T2">Romans 5:1–11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4cm" svg:height="4.826cm" svg:x="1.27cm" svg:y="0.762cm">
          <draw:text-box>
            <text:p text:style-name="P4"><text:span text:style-name="T3">1</text:span><text:span text:style-name="T4">Therefore, since we have been justified by faith, we have peace with God through our Lord Jesus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638cm" svg:height="5.08cm" svg:x="1.524cm" svg:y="0.762cm">
          <draw:text-box>
            <text:p text:style-name="P4"><text:span text:style-name="T3">2</text:span><text:span text:style-name="T4">Through him we have also obtained access by faith into this grace in which we stand, and we rejoice in hope of the glory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7" draw:layer="layout" svg:width="25.4cm" svg:height="8.986cm" svg:x="1.27cm" svg:y="0.762cm">
          <draw:text-box>
            <text:p text:style-name="P4"><text:span text:style-name="T3">3</text:span><text:span text:style-name="T4">More than that, we rejoice in our sufferings, knowing that suffering produces endurance, </text:span><text:span text:style-name="T3">4</text:span><text:span text:style-name="T4">and endurance produces character, and character produces hope, </text:span><text:span text:style-name="T3">5</text:span><text:span text:style-name="T4">and hope does not put us to shame, 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5" draw:layer="layout" svg:width="24.152cm" svg:height="6.75cm" svg:x="2.032cm" svg:y="0.87cm">
          <draw:text-box>
            <text:p text:style-name="P4"><text:span text:style-name="T4">because God’s love has been poured into our hearts through the Holy Spirit who has been given to us. </text:span><text:span text:style-name="T3">6</text:span><text:span text:style-name="T4">For while we were still weak, at the right time Christ died for the ungod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5" draw:layer="layout" svg:width="24.892cm" svg:height="7.766cm" svg:x="1.439cm" svg:y="0.762cm">
          <draw:text-box>
            <text:p text:style-name="P4"><text:span text:style-name="T3">7</text:span><text:span text:style-name="T4">For one will scarcely die for a righteous person-though perhaps for a good person one would dare even to die- </text:span><text:span text:style-name="T3">8</text:span><text:span text:style-name="T4">but God shows his love for us in that while we were still sinners, Christ died for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4T21:24:59.574000000</meta:creation-date>
    <dc:title>Hymn template</dc:title>
    <meta:editing-duration>PT21M10S</meta:editing-duration>
    <meta:editing-cycles>10</meta:editing-cycles>
    <meta:generator>LibreOffice/6.0.1.1$Windows_X86_64 LibreOffice_project/60bfb1526849283ce2491346ed2aa51c465abfe6</meta:generator>
    <meta:initial-creator>Arthur Hoch</meta:initial-creator>
    <dc:date>2018-02-22T17:51:22.983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2-24T21:24:59.293000000"/>
  </office:meta>
</office:document-meta>
</file>